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7762" officeooo:paragraph-rsid="00017762"/>
    </style:style>
    <style:style style:name="P2" style:family="paragraph" style:parent-style-name="Standard">
      <style:text-properties officeooo:rsid="00040bc4" officeooo:paragraph-rsid="00040bc4"/>
    </style:style>
    <style:style style:name="P3" style:family="paragraph" style:parent-style-name="Standard">
      <style:text-properties officeooo:rsid="0005a587" officeooo:paragraph-rsid="0005a587"/>
    </style:style>
    <style:style style:name="P4" style:family="paragraph" style:parent-style-name="Standard">
      <style:text-properties officeooo:rsid="0007b213" officeooo:paragraph-rsid="0007b213"/>
    </style:style>
    <style:style style:name="T1" style:family="text">
      <style:text-properties officeooo:rsid="00075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é o primeiro texto</text:p>
      <text:p text:style-name="P1"/>
      <text:p text:style-name="P2">volvo a escribir a segunda liña</text:p>
      <text:p text:style-name="P2"/>
      <text:p text:style-name="P3">estou na pola feature, <text:span text:style-name="T1">fago cambios en feature</text:span></text:p>
      <text:p text:style-name="P3"/>
      <text:p text:style-name="P4">imos a github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39:20.703000000</meta:creation-date>
    <meta:generator>LibreOffice/24.8.3.2$Windows_X86_64 LibreOffice_project/48a6bac9e7e268aeb4c3483fcf825c94556d9f92</meta:generator>
    <dc:date>2024-12-12T13:58:23.490000000</dc:date>
    <meta:editing-duration>PT2M39S</meta:editing-duration>
    <meta:editing-cycles>5</meta:editing-cycles>
    <meta:document-statistic meta:table-count="0" meta:image-count="0" meta:object-count="0" meta:page-count="1" meta:paragraph-count="4" meta:word-count="22" meta:character-count="113" meta:non-whitespace-character-count="95"/>
  </office:meta>
</office:document-meta>
</file>